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fo:font-style="normal" officeooo:rsid="006b64c7" officeooo:paragraph-rsid="006b64c7" style:font-style-asian="normal" style:font-style-complex="normal"/>
    </style:style>
    <style:style style:name="P23" style:family="paragraph" style:parent-style-name="Standard">
      <style:text-properties fo:font-style="normal" officeooo:rsid="00782692" officeooo:paragraph-rsid="00782692" style:font-style-asian="normal" style:font-style-complex="normal"/>
    </style:style>
    <style:style style:name="P24" style:family="paragraph" style:parent-style-name="Standard">
      <style:text-properties officeooo:rsid="00600036" officeooo:paragraph-rsid="00600036"/>
    </style:style>
    <style:style style:name="P25" style:family="paragraph" style:parent-style-name="Standard">
      <style:text-properties officeooo:paragraph-rsid="006c5ef7"/>
    </style:style>
    <style:style style:name="P26" style:family="paragraph" style:parent-style-name="Standard">
      <style:text-properties officeooo:rsid="00782692" officeooo:paragraph-rsid="00782692"/>
    </style:style>
    <style:style style:name="P2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8" style:family="paragraph" style:parent-style-name="List_20_Paragraph">
      <style:text-properties style:font-name="Wingdings" officeooo:paragraph-rsid="006c5ef7" style:font-name-asian="Wingdings2" style:font-name-complex="Wingdings2"/>
    </style:style>
    <style:style style:name="P29" style:family="paragraph" style:parent-style-name="List_20_Paragraph">
      <style:text-properties officeooo:paragraph-rsid="006c5ef7"/>
    </style:style>
    <style:style style:name="P3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1" style:family="paragraph" style:parent-style-name="List_20_Paragraph">
      <style:paragraph-properties fo:margin-left="0in" fo:margin-right="0in" fo:text-indent="0in" style:auto-text-indent="false"/>
      <style:text-properties officeooo:paragraph-rsid="006c5ef7"/>
    </style:style>
    <style:style style:name="P32" style:family="paragraph" style:parent-style-name="Table_20_Contents">
      <style:text-properties officeooo:rsid="005404ad" officeooo:paragraph-rsid="005404ad"/>
    </style:style>
    <style:style style:name="P33" style:family="paragraph" style:parent-style-name="Table_20_Contents">
      <style:text-properties officeooo:rsid="005673f7" officeooo:paragraph-rsid="005673f7"/>
    </style:style>
    <style:style style:name="P34" style:family="paragraph" style:parent-style-name="Table_20_Contents">
      <style:text-properties officeooo:rsid="00580f97" officeooo:paragraph-rsid="00580f97"/>
    </style:style>
    <style:style style:name="P35" style:family="paragraph" style:parent-style-name="Table_20_Contents">
      <style:text-properties officeooo:rsid="007e8413" officeooo:paragraph-rsid="007e8413"/>
    </style:style>
    <style:style style:name="P36" style:family="paragraph" style:parent-style-name="Table_20_Contents">
      <style:text-properties officeooo:rsid="008034d4" officeooo:paragraph-rsid="008034d4"/>
    </style:style>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List_20_Paragraph" style:list-style-name="WWNum2"/>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2" style:font-name-complex="Wingdings2"/>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T37" style:family="text">
      <style:text-properties officeooo:rsid="00794196"/>
    </style:style>
    <style:style style:name="T38" style:family="text">
      <style:text-properties officeooo:rsid="007fc2e5"/>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text:s/>associated with enhancers.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Standard"/>
      <text:p text:style-name="P1"/>
      <text:p text:style-name="P1"/>
      <text:p text:style-name="P5"><text:span text:style-name="T33">2</text:span>. Results</text:p>
      <text:p text:style-name="P10"/>
      <text:p text:style-name="P19"><text:span text:style-name="T34">B</text:span>oth lincRNAs and protein-coding genes (PCG) were divided into 3 categories based on their overlap with enhancer and promoter elements <text:span text:style-name="T6">(table 1)</text:span>. <text:span text:style-name="T31">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Under supervision). </text:sp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Name</text:p>
          </table:table-cell>
          <table:table-cell table:style-name="Table1.A1" office:value-type="string">
            <text:p text:style-name="P32">Overlap <text:span text:style-name="T30">status</text:span></text:p>
          </table:table-cell>
          <table:table-cell table:style-name="Table1.A1" office:value-type="string">
            <text:p text:style-name="P33">N. PCG</text:p>
          </table:table-cell>
          <table:table-cell table:style-name="Table1.D1" office:value-type="string">
            <text:p text:style-name="P33">N. lincRNA</text:p>
          </table:table-cell>
        </table:table-row>
        <table:table-row>
          <table:table-cell table:style-name="Table1.A3" office:value-type="string">
            <text:p text:style-name="P36">e</text:p>
          </table:table-cell>
          <table:table-cell table:style-name="Table1.B2" office:value-type="string">
            <text:p text:style-name="P32">Overlaps enhancers only.</text:p>
          </table:table-cell>
          <table:table-cell table:style-name="Table1.C2" office:value-type="string">
            <text:p text:style-name="P34">2311</text:p>
          </table:table-cell>
          <table:table-cell table:style-name="Table1.D2" office:value-type="string">
            <text:p text:style-name="P34">348</text:p>
          </table:table-cell>
        </table:table-row>
        <table:table-row>
          <table:table-cell table:style-name="Table1.A3" office:value-type="string">
            <text:p text:style-name="P32">p</text:p>
          </table:table-cell>
          <table:table-cell table:style-name="Table1.B3" office:value-type="string">
            <text:p text:style-name="P32">Overlaps promoter only</text:p>
          </table:table-cell>
          <table:table-cell table:style-name="Table1.C3" office:value-type="string">
            <text:p text:style-name="P34">4574</text:p>
          </table:table-cell>
          <table:table-cell table:style-name="Table1.D3" office:value-type="string">
            <text:p text:style-name="P34">456</text:p>
          </table:table-cell>
        </table:table-row>
        <table:table-row>
          <table:table-cell table:style-name="Table1.A4" office:value-type="string">
            <text:p text:style-name="P35">other</text:p>
          </table:table-cell>
          <table:table-cell table:style-name="Table1.B4" office:value-type="string">
            <text:p text:style-name="P32">Overlap<text:span text:style-name="T29">s</text:span> neither promoters, nor enhancers</text:p>
          </table:table-cell>
          <table:table-cell table:style-name="Table1.C4" office:value-type="string">
            <text:p text:style-name="P34">1786</text:p>
          </table:table-cell>
          <table:table-cell table:style-name="Table1.D4" office:value-type="string">
            <text:p text:style-name="P34">1443</text:p>
          </table:table-cell>
        </table:table-row>
      </table:table>
      <text:p text:style-name="P19"/>
      <text:p text:style-name="Standard"/>
      <text:p text:style-name="P11"><text:span text:style-name="T38">1.</text:span>Expression levels</text:p>
      <text:p text:style-name="Standard"/>
      <text:p text:style-name="P24"><text:soft-page-break/>For both lincRNAs and PCG, <text:s/>promoter associated genes have a significantly higher expression. However, the expression elincRNA is significantly lower than that of other lincRNAs, whereas there is no significant difference in protein-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4"/>
      <text:p text:style-name="P13">Tissue specificity</text:p>
      <text:p text:style-name="P12"/>
      <text:p text:style-name="P12">Conservation</text:p>
      <text:p text:style-name="P12"/>
      <text:p text:style-name="P14"><text:span text:style-name="T38">2. </text:span>Enrichment at TAD boundaries</text:p>
      <text:p text:style-name="P14"/>
      <text:p text:style-name="P21">Only neplincRNAs were foun<text:span text:style-name="T36">d</text:span> to be significantly enriched at TAD boundaries</text:p>
      <text:p text:style-name="P21"/>
      <text:p text:style-name="P15"><text:span text:style-name="T38">3. </text:span>Architectural proteins binding sites</text:p>
      <text:p text:style-name="P20"/>
      <text:p text:style-name="P22">CTCF and cohesin are often called architectural or insulator proteins, as they are <text:span text:style-name="T3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3">Cohesin binding sites, on the other hand, were <text:span text:style-name="T37">strongly enriched in both nep and enplincRNAs. Interestingly, RAD21 and SMC3, which are 2 subunits of cohesin, followed different patterns. SMC3 showed a stronger enrichment in neplincRNAs, while RAD21 was more enriched in enplincRNAs.</text:span></text:p>
      <text:p text:style-name="P12"/>
      <text:p text:style-name="P13">DNA-DNA contacts</text:p>
      <text:p text:style-name="P26"/>
      <text:p text:style-name="Standard"/>
      <text:list xml:id="list3053649483028972103" text:style-name="WWNum2">
        <text:list-header>
          <text:p text:style-name="P38"/>
        </text:list-header>
      </text:list>
      <text:p text:style-name="Standard"/>
      <text:p text:style-name="P6"><text:span text:style-name="T33">3</text:span>. Materials and methods:</text:p>
      <text:p text:style-name="P6"/>
      <text:p text:style-name="P25">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15">(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15">(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15">(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9">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15">(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P25"/>
      <text:p text:style-name="P6"/>
      <text:p text:style-name="P16">Genes</text:p>
      <text:p text:style-name="P18"/>
      <text:p text:style-name="P18">LincRNAs and protein-coding genes used <text:span text:style-name="T21">were retrieved from</text:span> the ENCODE website. The list of genes used in all analyses corresponds to genes expressed in the GM12878 lymphoblastoid cell line. <text:span text:style-name="T20">Subcategories of genes were defined based on overlap between their body and the 1kb region upstream of their transcription start site, and regulatory elements available on ENCODE. These regulatory elements have been predicted computationally from Chip-seq data by </text:span><text:soft-page-break/><text:span text:style-name="T20">a hidden Markov-model. Only predicted active promoters where considered when using promoters, and all enhancers when considering enhancers.</text:span></text:p>
      <text:p text:style-name="P16"/>
      <text:p text:style-name="P16">TAD definition</text:p>
      <text:p text:style-name="P28"/>
      <text:p text:style-name="P31">The list of TADs used in the computations is based on that from Rao et al <text:span text:style-name="T17">(</text:span>2014<text:span text:style-name="T17">)</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5"/>
      <text:p text:style-name="P29"/>
      <text:p text:style-name="P16">TAD boundaries definition</text:p>
      <text:p text:style-name="P30"/>
      <text:p text:style-name="P31">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5"/>
      <text:p text:style-name="P16">Conservation and tissue specificity</text:p>
      <text:p text:style-name="P25"/>
      <text:p text:style-name="P25">The sequence conservation was previously calculated (Tan Yihong, J., unpublished) using <text:span text:style-name="T11">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15">(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text:span text:style-name="T22">described in </text:span><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5">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8">), considering only genes with expression above a 0.1 </text:span><text:span text:style-name="T7">[RPKM?]</text:span><text:span text:style-name="T18"> cutoff</text:span>.</text:p>
      <text:p text:style-name="P25"/>
      <text:p text:style-name="P16">Expression levels</text:p>
      <text:p text:style-name="P16"/>
      <text:p text:style-name="P25">Median expression levels were computed from <text:span text:style-name="T23">[</text:span>the <text:span text:style-name="T11">GEUVADIS 1000 Genomes project expression matrix. The matrix contains expression data for 373 individuals.</text:span><text:span text:style-name="T12">] →</text:span><text:span text:style-name="T13"> encode, source ?</text:span></text:p>
      <text:p text:style-name="P25"/>
      <text:p text:style-name="P17">DNA-DNA contacts</text:p>
      <text:p text:style-name="P25"/>
      <text:p text:style-name="P25">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5">Contacts in each gene were calculated in 2 ways: <text:span text:style-name="T24">mean contacts inside their respective TAD,</text:span> and <text:span text:style-name="T25">mean </text:span>contacts between genes and their TADs.</text:p>
      <text:p text:style-name="P9">Only the mean contacts inside TADs have been used, as most lincRNAs are smaller than the resolution of the matrix, <text:span text:style-name="T26">making estimations of gene coordinates in the matrix inaccurate</text:span>. </text:p>
      <text:p text:style-name="P25"/>
      <text:p text:style-name="P17">Chip-seq</text:p>
      <text:p text:style-name="P17"><text:soft-page-break/></text:p>
      <text:p text:style-name="P25">Chip-seq data for CTCF, RAD21 and SMC3 in GM12878 were retrieved from the ENCODE website. All three datasets were produced in the Snyder lab, at Stanford University.</text:p>
      <text:p text:style-name="P25"/>
      <text:p text:style-name="P17">Enrichment of genetic elements</text:p>
      <text:p text:style-name="P25"/>
      <text:p text:style-name="P25">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15">(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 <text:span text:style-name="T35">Similarly, when looking for enrichmentFor all tests, the number of samples was set to 10,000 and the number of buckets was consequently adjusted to 270,000.</text:span></text:p>
      <text:p text:style-name="Standard"/>
      <text:p text:style-name="P5"/>
      <text:p text:style-name="P5">4. Discussion:</text:p>
      <text:p text:style-name="Standard"><text:line-break/>Found/didn’t found association between elincRNAs and….</text:p>
      <text:p text:style-name="Standard"><text:s/><text:span text:style-name="T14"></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27">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7">Bates, D., &amp; Maechler, M. (2016). Matrix: Sparse and Dense Matrix Classes and Methods. manual. Retrieved from https://cran.r-project.org/package=Matrix</text:p>
        <text:p text:style-name="P27">Bourgon, R. (2015). intervals: Tools for Working with Points and Intervals. manual. Retrieved from https://cran.r-project.org/package=intervals</text:p>
        <text:p text:style-name="P27">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7"><text:soft-page-break/>Darrow, E. M., &amp; Chadwick, B. P. (2013). Boosting transcription by transcription: enhancer-associated transcripts. <text:span text:style-name="T10">Chromosome Research</text:span>, <text:span text:style-name="T10">21</text:span>(6), 713–724. article. http://doi.org/10.1007/s10577-013-9384-6</text:p>
        <text:p text:style-name="P27">Heger, A., Webber, C., Goodson, M., Ponting, C. P., &amp; Lunter, G. (2013). GAT: A simulation framework for testing the association of genomic intervals. <text:span text:style-name="T10">Bioinformatics</text:span>, <text:span text:style-name="T10">29</text:span>(16), 2046–2048. http://doi.org/10.1093/bioinformatics/btt343</text:p>
        <text:p text:style-name="P27">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7">Kryuchkova, N., &amp; Robinson-Rechavi, M. (2015). A benchmark of gene expression tissue-specificity metrics. <text:span text:style-name="T10">bioRxiv</text:span>, (January), 27755. http://doi.org/10.1093/bib/bbw008</text:p>
        <text:p text:style-name="P27">Ong, C., &amp; Corces, V. G. (2014). CTCF : an architectural protein bridging genome topology and function. <text:span text:style-name="T10">Nature Publishing Group</text:span>, <text:span text:style-name="T10">15</text:span>(4), 234–246. http://doi.org/10.1038/nrg3663</text:p>
        <text:p text:style-name="P27">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7">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7">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7">Quinlan, A. R., &amp; Hall, I. M. (2010). BEDTools: A flexible suite of utilities for comparing genomic features. <text:span text:style-name="T10">Bioinformatics</text:span>, <text:span text:style-name="T10">26</text:span>(6), 841–842. http://doi.org/10.1093/bioinformatics/btq033</text:p>
        <text:p text:style-name="P27">R Core Team. (2016). R: A Language and Environment for Statistical Computing. manual, Vienna, Austria.</text:p>
        <text:p text:style-name="P27">Rao, S. S. P., Huntley, M. H., Durand, N. C., Stamenova, E. K., Bochkov, I. D., Robinson, J. T., … Aiden, E. L. (2014). A 3D map of the human genome at <text:soft-page-break/>kilobase resolution reveals principles of chromatin looping. <text:span text:style-name="T10">Cell</text:span>, <text:span text:style-name="T10">159</text:span>(7), 1665–1680. http://doi.org/10.1016/j.cell.2014.11.021</text:p>
        <text:p text:style-name="P27">Rinn, J. L., &amp; Chang, H. Y. (2012). Genome regulation by long noncoding RNAs. <text:span text:style-name="T10">Annual Review of Biochemistry</text:span>, <text:span text:style-name="T10">81</text:span>, 145–166. http://doi.org/10.1146/annurev-biochem-051410-092902</text:p>
        <text:p text:style-name="P27">Siepel, A., Bejerano, G., Pedersen, J. S., Hinrichs, A. S., Hou, M., Rosenbloom, K., … Haussler, D. (2005). Evolutionarily conserved elements in vertebrate, insect, 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2T11:06:44.541070443</dc:date>
    <meta:editing-cycles>273</meta:editing-cycles>
    <meta:editing-duration>P1DT4M20S</meta:editing-duration>
    <meta:generator>LibreOffice/5.1.4.2$Linux_X86_64 LibreOffice_project/10m0$Build-2</meta:generator>
    <meta:document-statistic meta:table-count="1" meta:image-count="0" meta:object-count="0" meta:page-count="7" meta:paragraph-count="78" meta:word-count="2053" meta:character-count="14292" meta:non-whitespace-character-count="123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